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17" office:value-type="string">
            <text:p>2022-10-31_21-00-1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18" office:value-type="string">
            <text:p>2022-11-01_01-33-29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6">
            <text:p>36</text:p>
          </table:table-cell>
          <table:table-cell table:style-name="ce10" office:value-type="string">
            <text:p>2022-11-01_07-37-07_000.jpg</text:p>
          </table:table-cell>
          <table:table-cell table:style-name="ce20" office:value-type="string">
            <text:p>:m 記録 / お酒：飲んだ量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18" office:value-type="string">
            <text:p>2022-11-01_07-37-26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8">
            <text:p>38</text:p>
          </table:table-cell>
          <table:table-cell table:style-name="ce10" office:value-type="string">
            <text:p>2022-11-01_13-25-20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9">
            <text:p>39</text:p>
          </table:table-cell>
          <table:table-cell table:style-name="ce18" office:value-type="string">
            <text:p>2022-11-01_18-03-28_000.jpg</text:p>
          </table:table-cell>
          <table:table-cell table:style-name="ce20" office:value-type="string">
            <text:p>:m RES 1*1 / free# JVEMV6 83#_17:1 / 83. chemistry / topics=無機化学,w=六方格子,s=~,i=~,other=~,doc=r-1-1~1.2:f-21#L.~2;f-22#L.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RES 1*1 / free# JVEMV6 83#_17:1 / 83. chemistry / topics=無機化学,w=六方格子,s=~,i=~,other=~,doc=r-1-1~1.2:f-21#L.~2;f-22#L.">
            <text:p>:m RES 1*1 / free# JVEMV6 83#_17:1 / 83. chemistry / topics=無機化学,w=六方格子,s=~,i=~,other=~,doc=r-1-1~1.2:f-21#L.~2;f-22#L.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0">
            <text:p>40</text:p>
          </table:table-cell>
          <table:table-cell table:style-name="ce18" office:value-type="string">
            <text:p>2022-11-01_19-07-59_000.jpg</text:p>
          </table:table-cell>
          <table:table-cell table:style-name="ce20" office:value-type="string">
            <text:p>:m :篠笛,shinobue #*# / session-memo:session-1 / p.1:genre=melody,musescore=~ \\\ p.2:genre=melody:continue-from:page-1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:篠笛,shinobue #*# / session-memo:session-1 / p.1:genre=melody,musescore=~ \\\ p.2:genre=melody:continue-from:page-1,musescore=~">
            <text:p>:m :篠笛,shinobue #*# / session-memo:session-1 / p.1:genre=melody,musescore=~ \\\ p.2:genre=melody:continue-from:page-1,musescore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1">
            <text:p>41</text:p>
          </table:table-cell>
          <table:table-cell table:style-name="ce10" office:value-type="string">
            <text:p>2022-11-01_19-09-06_000.jpg</text:p>
          </table:table-cell>
          <table:table-cell table:style-name="ce20" office:value-type="string">
            <text:p>:m #*# / memo:other(m:other) / topic=習字, about=~,other=~,id=~,content=成；義;光;家;朝;源;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8" office:value-type="string">
            <text:p>2022-07-13_06-31-22_000.mid</text:p>
          </table:table-cell>
          <table:table-cell table:style-name="ce27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0];[.K10])" office:value-type="string" office:string-value="mid">
            <text:p>mid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07-14_19-19-14_000.mid</text:p>
          </table:table-cell>
          <table:table-cell table:style-name="ce27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1];[.K11])" office:value-type="string" office:string-value="mid">
            <text:p>mid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2-07-14_22-05-31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2];[.K12])" office:value-type="string" office:string-value="mid">
            <text:p>mid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07-15_20-34-45_000.mid</text:p>
          </table:table-cell>
          <table:table-cell table:style-name="ce27" office:value-type="string">
            <text:p>:in-mid / app=perfect-piano / 演奏、play / category=~,inst=shino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0" table:formula="of:=RIGHT([.B13];[.K13])" office:value-type="string" office:string-value="mid">
            <text:p>mid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07-16_20-20-31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4];[.K14])" office:value-type="string" office:string-value="mid">
            <text:p>mid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7" office:value-type="string">
            <text:p>2022-07-16_22-36-18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5];[.K15])" office:value-type="string" office:string-value="mid">
            <text:p>mid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07-17_19-32-33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6];[.K16])" office:value-type="string" office:string-value="mid">
            <text:p>mid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 office:value-type="string">
            <text:p>2022-07-17_22-01-57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17];[.K17])" office:value-type="string" office:string-value="mid">
            <text:p>mid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07-17_22-12-13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8];[.K18])" office:value-type="string" office:string-value="mid">
            <text:p>mid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9" office:value-type="string">
            <text:p>2022-07-18_07-22-45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9];[.K19])" office:value-type="string" office:string-value="mid">
            <text:p>mid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2-07-18_19-09-52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0];[.K20])" office:value-type="string" office:string-value="mid">
            <text:p>mid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 office:value-type="string">
            <text:p>2022-07-19_17-22-00_000.mid</text:p>
          </table:table-cell>
          <table:table-cell table:style-name="ce28" office:value-type="string">
            <text:p>:in-mid / app=perfect-piano / 演奏、play / category=~,inst=shino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0" table:formula="of:=RIGHT([.B21];[.K21])" office:value-type="string" office:string-value="mid">
            <text:p>mid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2-07-21_04-12-19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2];[.K22])" office:value-type="string" office:string-value="mid">
            <text:p>mid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07-23_19-19-06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3];[.K23])" office:value-type="string" office:string-value="mid">
            <text:p>mid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2-07-24_07-21-22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4];[.K24])" office:value-type="string" office:string-value="mid">
            <text:p>mid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2-07-24_19-22-25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5];[.K25])" office:value-type="string" office:string-value="mid">
            <text:p>mid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2-07-25_07-47-05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6];[.K26])" office:value-type="string" office:string-value="mid">
            <text:p>mid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8" office:value-type="string">
            <text:p>2022-08-05_04-11-46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7];[.K27])" office:value-type="string" office:string-value="mid">
            <text:p>mid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17" office:value-type="string">
            <text:p>2022-08-05_08-54-49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8];[.K28])" office:value-type="string" office:string-value="mid">
            <text:p>mid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17" office:value-type="string">
            <text:p>2022-08-06_00-24-35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29];[.K29])" office:value-type="string" office:string-value="mid">
            <text:p>mid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8" office:value-type="string">
            <text:p>2022-08-10_12-57-11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0];[.K30])" office:value-type="string" office:string-value="mid">
            <text:p>mid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8" office:value-type="string">
            <text:p>2022-08-15_07-44-20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1];[.K31])" office:value-type="string" office:string-value="mid">
            <text:p>mid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10" office:value-type="string">
            <text:p>2022-08-21_22-34-43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2];[.K32])" office:value-type="string" office:string-value="mid">
            <text:p>mid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8" office:value-type="string">
            <text:p>2022-09-05_15-00-59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3];[.K33])" office:value-type="string" office:string-value="mid">
            <text:p>mid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18" office:value-type="string">
            <text:p>2022-09-05_22-29-23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4];[.K34])" office:value-type="string" office:string-value="mid">
            <text:p>mid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18" office:value-type="string">
            <text:p>2022-09-18_07-37-15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5];[.K35])" office:value-type="string" office:string-value="mid">
            <text:p>mid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18" office:value-type="string">
            <text:p>2022-09-25_21-19-37_000.mid</text:p>
          </table:table-cell>
          <table:table-cell table:style-name="ce28" office:value-type="string">
            <text:p>:in-mid / app=perfect-piano / 演奏、play / category=~,inst=shino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0" table:formula="of:=RIGHT([.B36];[.K36])" office:value-type="string" office:string-value="mid">
            <text:p>mid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18" office:value-type="string">
            <text:p>2022-09-26_22-59-34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7];[.K37])" office:value-type="string" office:string-value="mid">
            <text:p>mid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18" office:value-type="string">
            <text:p>2022-10-11_19-02-09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8];[.K38])" office:value-type="string" office:string-value="mid">
            <text:p>mid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18" office:value-type="string">
            <text:p>2022-10-12_23-25-16_000.mid</text:p>
          </table:table-cell>
          <table:table-cell table:style-name="ce28" office:value-type="string">
            <text:p>:in-mid / app=perfect-piano / 演奏、play / category=~,inst=~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39];[.K39])" office:value-type="string" office:string-value="mid">
            <text:p>mid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1">
            <text:p>31</text:p>
          </table:table-cell>
          <table:table-cell table:style-name="ce10" office:value-type="string">
            <text:p>2022-10-14_10-13-32_000.mid</text:p>
          </table:table-cell>
          <table:table-cell table:style-name="ce28" office:value-type="string">
            <text:p>:in-mid / app=perfect-piano / 演奏、play / category=~,inst=shino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0" table:formula="of:=RIGHT([.B40];[.K40])" office:value-type="string" office:string-value="mid">
            <text:p>mid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2">
            <text:p>32</text:p>
          </table:table-cell>
          <table:table-cell table:style-name="ce18" office:value-type="string">
            <text:p>2022-10-30_23-00-22_000.mid</text:p>
          </table:table-cell>
          <table:table-cell table:style-name="ce28" office:value-type="string">
            <text:p>:in-mid / app=perfect-piano / 演奏、play / category=~,inst=shino,for=~,gen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0" table:formula="of:=RIGHT([.B41];[.K41])" office:value-type="string" office:string-value="mid">
            <text:p>mid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18" office:value-type="string">
            <text:p>2022-10-31_23-06-41_000.mid</text:p>
          </table:table-cell>
          <table:table-cell table:style-name="ce28" office:value-type="string">
            <text:p>:in-mid / app=perfect-piano / 演奏、play / category=~,inst=shino,for=~,gen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0" table:formula="of:=RIGHT([.B42];[.K42])" office:value-type="string" office:string-value="mid">
            <text:p>mid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2">
            <text:p>42</text:p>
          </table:table-cell>
          <table:table-cell table:style-name="ce18" office:value-type="string">
            <text:p>2022-11-01_22-39-31_000.mid</text:p>
          </table:table-cell>
          <table:table-cell table:style-name="ce28" office:value-type="string">
            <text:p>:in-mid / app=perfect-piano / 演奏、play / category=~,inst=shino,for=~,gen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string" office:string-value=":in-mid / app=perfect-piano / 演奏、play / category=~,inst=shino,for=~,genre=~">
            <text:p>:in-mid / app=perfect-piano / 演奏、play / category=~,inst=shino,for=~,genre=~</text:p>
          </table:table-cell>
          <table:table-cell table:style-name="ce10" table:formula="of:=RIGHT([.B43];[.K43])" office:value-type="string" office:string-value="mid">
            <text:p>mid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4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2">2022/11/02</text:date>, <text:time>10:14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02T10:14:42.42</dc:date>
    <dc:creator>iwabuchi ken</dc:creator>
    <meta:editing-duration>P50DT8H2M29S</meta:editing-duration>
    <meta:editing-cycles>16388</meta:editing-cycles>
    <meta:document-statistic meta:table-count="2" meta:cell-count="946" meta:object-count="0"/>
    <meta:user-defined meta:name="qrichtext">1</meta:user-defined>
  </office:meta>
</office:document-meta>
</file>